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#66ccff"/>
    </style:style>
    <style:style style:name="ce7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6" style:family="table-cell" style:parent-style-name="Default">
      <style:text-properties fo:color="#ff0000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00a933" fo:font-weight="bold" style:font-weight-asian="bold" style:font-weight-complex="bold"/>
    </style:style>
    <style:style style:name="ce19" style:family="table-cell" style:parent-style-name="Default">
      <style:text-properties fo:color="#2a6099" fo:font-weight="bold" style:font-weight-asian="bold" style:font-weight-complex="bold"/>
    </style:style>
    <style:style style:name="ce20" style:family="table-cell" style:parent-style-name="pd1">
      <style:table-cell-properties fo:background-color="#ff99ff"/>
    </style:style>
    <style:style style:name="ce21" style:family="table-cell" style:parent-style-name="Default">
      <style:table-cell-properties fo:background-color="#ff99ff"/>
    </style:style>
    <style:style style:name="ce22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3" style:family="table-cell" style:parent-style-name="pd1">
      <style:table-cell-properties fo:background-color="#99ff66"/>
    </style:style>
    <style:style style:name="ce24" style:family="table-cell" style:parent-style-name="Default">
      <style:table-cell-properties fo:background-color="#99ff66"/>
    </style:style>
    <style:style style:name="ce25" style:family="table-cell" style:parent-style-name="Default">
      <style:text-properties style:font-name="Liberation Sans" style:font-name-asian="Arial Unicode MS" style:font-name-complex="Arial Unicode MS"/>
    </style:style>
    <style:style style:name="ce26" style:family="table-cell" style:parent-style-name="pd1">
      <style:table-cell-properties fo:background-color="#ff6600"/>
    </style:style>
    <style:style style:name="ce27" style:family="table-cell" style:parent-style-name="Default">
      <style:table-cell-properties fo:background-color="#ff66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column table:style-name="co2" table:default-cell-style-name="ce27"/>
        <table:table-column table:style-name="co1" table:number-columns-repeated="14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0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3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6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8" office:value-type="string" calcext:value-type="string">
            <text:p>ExtraNotes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4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25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25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7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7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25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7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7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25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7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 ; EV_LEVEL, 42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25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7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6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7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 ; EV_LEVEL, 42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 ; EV_LEVEL, 42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7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25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5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7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7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25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7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7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7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7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 ; EV_LEVEL, 42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25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7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25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25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5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2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7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7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7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7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25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7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7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7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7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7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25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6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2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7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25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7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7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7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7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25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25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7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9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7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7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7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25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7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7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25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6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7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25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9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7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25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4 WATERFALL ; 36 DRAGONBREATH ; 37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39 WATERFALL ; 41 DRAGONBREATH ; 42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7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7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7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7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9" office:value-type="float" office:value="95" calcext:value-type="float">
            <text:p>9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7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4" office:value-type="float" office:value="65" calcext:value-type="float">
            <text:p>65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7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7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table:style-name="ce12" office:value-type="float" office:value="65" calcext:value-type="float">
            <text:p>65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7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5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7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5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7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7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25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7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7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CUT, FLY, SURF, STRENGTH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</text:p>
          </table:table-cell>
          <table:table-cell table:style-name="ce25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80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7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7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7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2" table:style-name="ce11" office:value-type="float" office:value="131" calcext:value-type="float">
            <text:p>131</text:p>
          </table:table-cell>
          <table:table-cell table:style-name="ce11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, SWORDS_DANCE, GIGA_DRAIN, GUNK_SHOT, CUT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7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6"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??s i? ??G?R??'s p?r?e?t?d f??m. ?t ??n r??ia?? hi??-???ere? ???r?y ?h?t ??im??a??s e??ry?hi?g</text:p>
          </table:table-cell>
          <table:table-cell table:number-columns-repeated="5"/>
          <table:table-cell office:value-type="string" calcext:value-type="string">
            <text:p>This is ZYGARDE's perfected form. It can radiate high-powered energy that eliminates everything</text:p>
          </table:table-cell>
          <table:table-cell/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6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?b?or?ed o??rwh??m?n? l??h? ?n?rg?. ?t ???es l?s?rs th?? ?f?e?? ??ch a?? e??ry li??n? ?ei?g</text:p>
          </table:table-cell>
          <table:table-cell table:number-columns-repeated="5"/>
          <table:table-cell office:value-type="string" calcext:value-type="string">
            <text:p>It absorbed overwhelming light energy. It fires lasers that affect each and every living being</text:p>
          </table:table-cell>
          <table:table-cell/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6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FLY, SURF, STRENGTH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0 WATERFALL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??s li??d f?? m?l?io? o? ye??? ?n t?e oz??? ???er. ?t M?g? E???ve? t?a??s t? ??e m??eo??t?s I? ??ts</text:p>
          </table:table-cell>
          <table:table-cell table:number-columns-repeated="5"/>
          <table:table-cell office:value-type="string" calcext:value-type="string">
            <text:p>Has lived for million of years in the ozone layer. It Mega Evolved thanks to the meteorites it eats</text:p>
          </table:table-cell>
          <table:table-cell/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6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?n?t? a?oun?s o? ???rgy ??ur f??m ??is P?K???N's e?la??ed c??e, war??n? ??e s??ce-??me ??ou?d</text:p>
          </table:table-cell>
          <table:table-cell table:number-columns-repeated="5"/>
          <table:table-cell office:value-type="string" calcext:value-type="string">
            <text:p>Infinite amounts of energy pour from this #MONmon's enlarged core, warping the space-time around</text:p>
          </table:table-cell>
          <table:table-cell/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6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CUT, FLY, SURF, STRENGTH, FLASH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?t i? s??d ?o h??e em??g?d ?ro? ?n ??g i? a p??ce wh??? t??re w?? no??in?, ??en s?a??d t?e w??l?</text:p>
          </table:table-cell>
          <table:table-cell table:number-columns-repeated="5"/>
          <table:table-cell office:value-type="string" calcext:value-type="string">
            <text:p>It is said to have emerged from an egg in a place where there was nothing, then shaped the world</text:p>
          </table:table-cell>
          <table:table-cell/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6" office:value-type="string" calcext:value-type="string">
            <text:p>MISSINGNO.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</text:p>
          </table:table-cell>
          <table:table-cell table:number-columns-repeated="2"/>
          <table:table-cell table:style-name="ce25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7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6" office:value-type="string" calcext:value-type="string">
            <text:p>BLUE’s 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5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7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7" office:value-type="string" calcext:value-type="string">
            <text:p>BLUE’s 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BIT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5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7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6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5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7"/>
        </table:table-row>
        <table:table-row table:style-name="ro1" table:number-rows-repeated="1048362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09">00/00/0000</text:date>, <text:time style:data-style-name="N2" text:time-value="02:51:32.263768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4-04-09T04:04:18.203610741</dc:date>
    <meta:editing-duration>P45DT13H41M26S</meta:editing-duration>
    <meta:editing-cycles>337</meta:editing-cycles>
    <dc:creator>Michael </dc:creator>
    <meta:document-statistic meta:table-count="2" meta:cell-count="5201" meta:object-count="0"/>
  </office:meta>
</office:document-meta>
</file>